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16" is written in pencil and circled in the top right corner of the page.]</text:p>
      <text:p text:style-name="P3"/>
      <text:p text:style-name="P2">An outspoken speech./</text:p>
      <text:p text:style-name="P2"/>
      <text:p text:style-name="P3">[Page 1]</text:p>
      <text:p text:style-name="P3">History repeats itself. <text:s/>In the days of Ahab, a/ Micah dared refuse to let his voice swell the chorus/ of <text:span text:style-name="T2">mean</text:span><text:span text:style-name="T3"> fawning parasites and mean flatterers. <text:s/>He soon found a Zedekiah who struck/ the </text:span><text:span text:style-name="T2">seer</text:span><text:span text:style-name="T3"> proclaimer of distasteful truths upon the cheek./ <text:s/>When Isaiah </text:span><text:span text:style-name="T2">tried</text:span><text:span text:style-name="T3"> essayed to convince Israel, who looked for/ help to a foreign nation, that they could not </text:span><text:span text:style-name="T2">expect</text:span><text:span text:style-name="T3"> hope for/ deliverance so long as they </text:span><text:span text:style-name="T2">were</text:span><text:span text:style-name="T3"> proved disloyal to the Sinaic con-/-stitution, </text:span><text:span text:style-name="T2">of Sinai,</text:span><text:span text:style-name="T3"> he raised a storm of opposition. <text:s/>That/ is no the kind of oratory suiting multitudes. <text:s/>"Speak/ to us smooth things" voices cried, and a tradition tells/ that Menasseh made an end of the bold preacher./ <text:s/>Jeremiah became unbearable. <text:s/>Knowing that his/ admonitions reflected on the </text:span><text:span text:style-name="T2">conduct</text:span><text:span text:style-name="T3"> demeanour of the rich and the/ powerful, he still continued breathing out denunciations./ <text:s/>Rebuffs and buffettings were the price of </text:span><text:span text:style-name="T2">his</text:span><text:span text:style-name="T3"> such daringness./ <text:s/>Hezekiel might have fared no better. <text:s/>As he cut/ to the quick the Shepherds who </text:span><text:span text:style-name="T2">at</text:span><text:span text:style-name="T3"> took in the fattest </text:span><text:span text:style-name="T2">of</text:span><text:span text:style-name="T3"> among the/ flocks, who put on the wool shorn from off their backs,/ and suffered the charges over which they should have/ watched to run at random without guidance or/ restraint, he also might have been sorely scourged,/</text:span></text:p>
      <text:p text:style-name="P3"><text:span text:style-name="T3"/></text:p>
      <text:p text:style-name="P3"><text:span text:style-name="T3">[Page 2]</text:span></text:p>
      <text:p text:style-name="P6"><text:soft-page-break/>did<text:span text:style-name="T3"> had not the distance separating Kebar from the/ Jordan screened him from the lash. <text:s/>The </text:span>history<text:span text:style-name="T3"> circumstances/ connected with the predictions of the plebeian </text:span>prophet<text:span text:style-name="T3"> seer--the herdman of Tekoah--/ </text:span>clearly<text:span text:style-name="T3"> obviously show</text:span>s<text:span text:style-name="T3"> the danger to which he is exposed who/ rebukes sin. <text:s/>Yes: history repeats itself. <text:s/>Those/ whose inspiration or vocation demands </text:span>an<text:span text:style-name="T3"> unreserved/ utterances, will be </text:span>put<text:span text:style-name="T3"> set unto the pillory of public/ abuse. <text:s/>Now: I am not so arrogant as to claim the/ office of a prophet, the mantle of </text:span>of<text:span text:style-name="T3"> the murdered Zechariah has not fallen </text:span>upon<text:span text:style-name="T3"> upon my shoulders; but I neither aspire to the glory/ of martyrdom. <text:s/>I am a plain teacher in Israel, and as such I have/ already borne my share of contumely. <text:s/></text:span>while in the pur-<text:span text:style-name="T3">/ </text:span>-suit of my calling.<text:span text:style-name="T3"> <text:s/>I have borne while in the pursuit of my calling more than I could/ </text:span>like to<text:span text:style-name="T3"> acknowledge without a </text:span>feeling<text:span text:style-name="T3"> sense of </text:span>self-debase-<text:span text:style-name="T3"> wounded/ </text:span>-ment<text:span text:style-name="T3"> dignity. <text:s/>But after twenty seven year's service,/ I have conceived a decided aversion against rough-handling./ <text:s/>Willing, nay, anxious to do my duty to the utmost/ extent of my humble capacities, I will listen to/ any suggestion respectfully made but dictation,/ or chiding as to a school-boy, I </text:span>do not wish any<text:span text:style-name="T3"> shrink from, and I </text:span>will<text:span text:style-name="T3">/ </text:span>more to<text:span text:style-name="T3"> decline </text:span>not<text:span text:style-name="T3"> to receive nay more. <text:s/>The vanity of believing that/ my reading and Lecturing[sic!], my deportment and/ general carnage must command universal approval,/</text:span></text:p>
      <text:p text:style-name="P6"><text:span text:style-name="T3"/></text:p>
      <text:p text:style-name="P6"><text:span text:style-name="T3">[Page 3]</text:span></text:p>
      <text:p text:style-name="P6"><text:span text:style-name="T3">does not enter into the category of my natural failings./ <text:s/>But I </text:span>possess<text:span text:style-name="T3"> own to this weakness--if people will </text:span>so call<text:span text:style-name="T3"> please so to term/ it--I think that during the short </text:span>sa<text:span text:style-name="T3"> stay </text:span>naturally<text:span text:style-name="T3"> al-/-lowed to me upon earth, I ought to seek to enjoy some/ mental rest, </text:span>of mind,<text:span text:style-name="T3"> and not be harassed by the browbeating/ of </text:span>any of<text:span text:style-name="T3"> my </text:span>Hebrew<text:span text:style-name="T3"> constituents or hearers. <text:s/>For if it is true that </text:span>the<text:span text:style-name="T3"> no greater punishment could be inflicted/ on me than the withdrawing of the</text:span>ir<text:span text:style-name="T3"> goodwill of my brethren, </text:span>would be to me a great<text:span text:style-name="T3">/ </text:span>punishment,<text:span text:style-name="T3"> I </text:span>nevertheless do not<text:span text:style-name="T3"> still never solicited it as a per-/-sonal favor, regardless of services rendered to the cause/ I must </text:span>steadily<text:span text:style-name="T3"> promote with steadiness. <text:s/>I have always aimed to secure the </text:span>favorably<text:span text:style-name="T3"> kind opinion of men </text:span>it<text:span text:style-name="T3">/ by fitting exertions as </text:span>servant<text:span text:style-name="T3"> a steward of </text:span>Israel's<text:span text:style-name="T3"> God's holy house./ <text:s/>Eternally grateful for the slightest recognition of my/ labors, I </text:span>still nevertheless<text:span text:style-name="T3"> yet crave for no </text:span>temporal reward,<text:span text:style-name="T3"> material compensation, further/ than what was voluntarily assigned to me as a </text:span>due<text:span text:style-name="T3">/ </text:span>recompense<text:span text:style-name="T3"> remuneration for the performance of clerical </text:span>obligations<text:span text:style-name="T3"> duties./ <text:s/>In short: I claim nothing, save the right to act/ independently, and be addressed not as a Hazan/ of olden times </text:span>days<text:span text:style-name="T3"> in the old world, but as the spi-/-ritual leader of a Congregation, whose </text:span>dignity ancient<text:span text:style-name="T3"> honor I have/ ever endeavoured to uphold, and whose real interest/ I have mightily at heart./</text:span></text:p>
      <text:p text:style-name="P6"><text:span text:style-name="T3"/></text:p>
      <text:p text:style-name="P6"><text:span text:style-name="T3">[Page 4]</text:span></text:p>
      <text:p text:style-name="P6">We<text:span text:style-name="T3"> Hebrews are prohibited to </text:span>follow<text:span text:style-name="T3"> imitate the practices of gen-/-tiles, but we may in several instances learn from/ </text:span>them<text:span text:style-name="T3"> our neighbors what will improve our standing. <text:s/>The/ priestly bard of Chaldea </text:span>taught<text:span text:style-name="T3"> imparted that truth when/ he so upbraided his contemporaries. <text:s/>"You have not/ done even like the ordinances of the nations that are/ roused a bout you" [Hebrew] explain the Rabbis./ <text:s/>Those </text:span>right<text:span text:style-name="T3"> proper usages </text:span>they<text:span text:style-name="T3"> which non-Israelites follow in carrying out their auto-/-nomy you have not striven to copy. <text:s/></text:span>Our neighbors<text:span text:style-name="T3"> Christians/ may exceed the bounds of wisdom </text:span>by sacrificing in the homage and<text:span text:style-name="T3">/ </text:span>self regard respect to pay homage to the views of<text:span text:style-name="T3"> in the degrees of reverence paid to their/ officiating ministers, but we, specially the Hebrews/ of the Sephardic ritual, fall far below the mark/ by letting the </text:span><text:span text:style-name="T4">Sheliach Zebbur</text:span><text:span text:style-name="T5">, or </text:span><text:span text:style-name="T8">minister</text:span><text:span text:style-name="T5"> representative of/ the community, be at the mercy of any who chooses/ to treat him as a menial. <text:s/>I do not express/ myself so pointedly, because I would prefer to/ offer my time and efforts to other bodies of Jews./ <text:s/>This Minhag is endeared to me by the earliest and/ holiest associations. <text:s/>I love its </text:span><text:span text:style-name="T8">style</text:span><text:span text:style-name="T5"> diction, its chauntings[sic!],/ its general </text:span><text:span text:style-name="T8">g</text:span><text:span text:style-name="T5"> character; nor would I, so I now think,/ </text:span><text:span text:style-name="T8">now, at the time,</text:span><text:span text:style-name="T5"> exchange Philadelphia and the Mikve/</text:span></text:p>
      <text:p text:style-name="P6"><text:span text:style-name="T5"/></text:p>
      <text:p text:style-name="P6"><text:span text:style-name="T5">[Page 5]</text:span></text:p>
      <text:p text:style-name="P6"><text:span text:style-name="T5">Israel Congregation for the handsomest spot/ in the globe, or for the most lucrative station. <text:s/>But/ I hold that he from whose mouth instruction is sought,/ should be left untramelled[sic!]; and if he is found </text:span><text:soft-page-break/><text:span text:style-name="T5">wanting/ in honesty, he neither ought to be suffered to implore the/ throne of Grace on behalf of his people, nor obtrude his/ remarks on an assemblage of </text:span><text:span text:style-name="T8">Hebrews faithful</text:span><text:span text:style-name="T5"> Jews. <text:s/>In a word: a/ dismissal ought to </text:span><text:span text:style-name="T8">take place of an unfaithful</text:span><text:span text:style-name="T5"> rid the faithful of a faithless guide./ <text:s/></text:span><text:span text:style-name="T8">It must</text:span><text:span text:style-name="T5"> Unhappily, however, </text:span><text:span text:style-name="T8">be <text:s/>unhappily acknowledged</text:span><text:span text:style-name="T5"> it must be confessed that the/ situation of a Rabbi, or preacher in America </text:span><text:span text:style-name="T8">is very peculiar.</text:span><text:span text:style-name="T5"> presents exceptional difficulties./ <text:s/>To satisfy his conscience and not to hurt the feelings/ of his hearers has nearly become an impossibility. <text:s/>For,/ the sphere of religious observances has by common consent been/ so narrowed down, that few will relish an</text:span><text:span text:style-name="T8">y</text:span><text:span text:style-name="T5"> allusion/ to the </text:span><text:span text:style-name="T8">wide</text:span><text:span text:style-name="T5"> circumference it </text:span><text:span text:style-name="T8">originally</text:span><text:span text:style-name="T5"> legitimately occupied, and/ which </text:span><text:span text:style-name="T8">has</text:span><text:span text:style-name="T5"> was unlawfully </text:span><text:span text:style-name="T8">been</text:span><text:span text:style-name="T5"> trenched upon. <text:s/></text:span><text:span text:style-name="T8">Eating</text:span><text:span text:style-name="T5"> Partaking of/ the Passover bread, attending </text:span><text:span text:style-name="T8">the</text:span><text:span text:style-name="T5"> worship upon the New/ Year, and fasting on the day of atonement constitute/ the characteristics by which most Israelites in these United States claim/ the title of adherents to Judaism. <text:s/>Any intimation/ of depriving them of that title because they value/ the earnings of the Sabbath, more than God's ordinance would,/</text:span></text:p>
      <text:p text:style-name="P6"><text:span text:style-name="T5"/></text:p>
      <text:p text:style-name="P6"><text:span text:style-name="T5">[Page 6]</text:span></text:p>
      <text:p text:style-name="P6"><text:span text:style-name="T8">give</text:span><text:span text:style-name="T5"> prove very offensive. <text:s/>The breaking of the fourth com-/-mandment of the Decalogue is justified by commercial/ necessity. <text:s/></text:span><text:span text:style-name="T8">and</text:span><text:span text:style-name="T5"> To speak of it deprecatingly is </text:span><text:span text:style-name="T8">a very</text:span><text:span text:style-name="T5"> to say the least/ an unpopular act. <text:s/>The </text:span><text:span text:style-name="T8">observance</text:span><text:span text:style-name="T5"> keeping of the three annual festivals/ by abstaining from servile work has ceased to/ be deemed important. <text:s/>Why shall the pulpit annoy/ the men and women who </text:span><text:span text:style-name="T8">at all events</text:span><text:span text:style-name="T5"> remember the/ holidays by spending an our </text:span><text:span text:style-name="T8">at</text:span><text:span text:style-name="T5"> in the Synagogue,/ with Jeremiads on the declining of the ancestral/ </text:span><text:span text:style-name="T8">faith</text:span><text:span text:style-name="T5"> belief? <text:s/>Dietary </text:span><text:span text:style-name="T8">laws can scarcely count a few</text:span><text:span text:style-name="T5"> laws count nowhere a smaller number of/ votaries. <text:s/>So </text:span><text:span text:style-name="T8">very</text:span><text:span text:style-name="T5"> rife is the violation of that part of our code that at/ solemn ceremonies the </text:span><text:span text:style-name="T8">Hebrew</text:span><text:span text:style-name="T5"> Jewish Minister </text:span><text:span text:style-name="T8">is</text:span><text:span text:style-name="T5"> may be placed at/ the head of </text:span><text:span text:style-name="T8">the</text:span><text:span text:style-name="T5"> a table laden with food </text:span><text:span text:style-name="T8">j</text:span><text:span text:style-name="T5"> unjewisly[sic!]/ prepared, and be expected to invoke a blessing on the repast and the guests from/ the God who has instituted </text:span><text:span text:style-name="T8">dietary</text:span><text:span text:style-name="T5"> special directions </text:span><text:span text:style-name="T8">for</text:span><text:span text:style-name="T5"> that Jews must/ obey in the choice of their viands. <text:s/>How galling then to the ears of/ such as eat strangled fowls and larded pastry to be told that/ they have forfeited the name</text:span><text:span text:style-name="T8">s</text:span><text:span text:style-name="T5"> of disciples of Moses./ <text:s/>And nothing more apt to make the preacher insufferable/ than </text:span><text:span text:style-name="T8">to</text:span><text:span text:style-name="T5"> by condemning the absence of those outward signs of our/ creed recommended in the portion of the </text:span><text:span text:style-name="T4">Shemang</text:span><text:span text:style-name="T5">, supposed/</text:span></text:p>
      <text:p text:style-name="P6"><text:span text:style-name="T5"/></text:p>
      <text:p text:style-name="P6"><text:span text:style-name="T5">[Page 7]</text:span></text:p>
      <text:p text:style-name="P6"><text:span text:style-name="T5">to be recited by every son of Israel when he lies/ down and when he rises up./</text:span></text:p>
      <text:p text:style-name="P6"><text:span text:style-name="T5">History repeats itself; and here, to our confusion, with too/ much exactness. <text:s/>Like in the days when the son of Amoz/ addressed the tribe of Judah, </text:span><text:span text:style-name="T8">my brethren</text:span><text:span text:style-name="T5"> this </text:span><text:span text:style-name="T8">voices</text:span><text:span text:style-name="T5"> sound/ echoes forth. <text:s/>"Speak to us smooth things." <text:s/>My brethren/ want to be pleased, and not remonstrate with; to be/ gratified </text:span><text:span text:style-name="T8">and not</text:span><text:span text:style-name="T5"> rather than edified. <text:s/>But then they do not need/ an ecclesiastic born within their fold. <text:s/>Individuals/ superior to him in the art of rhetorics may be met/ beyond the precincts of a Rabbinical seminary./ <text:s/>Individuals </text:span><text:span text:style-name="T8">of a pleas</text:span><text:span text:style-name="T5"> with a fluent tongue and ready wit hare/ not unattainable, but a </text:span><text:span text:style-name="T4">Darshan</text:span><text:span text:style-name="T5"> with us means/ more than an easy speaker, an agreeable lecturer./ <text:s/>It means a person who searches to </text:span><text:span text:style-name="T8">find</text:span><text:span text:style-name="T5"> discover how he can best carry/ out the object of his vocation. <text:s/>It means a poison/ thoroughly imbued with the sanctity of his calling./ <text:s/>It means a person sincerely convinced of the truths/ of Judaism, and fearless in proclaiming them./ <text:s/>It means a person who loves the spiritual well-/being of his people more than their </text:span><text:span text:style-name="T8">gifts</text:span><text:span text:style-name="T5"> flattering resolutions and rich/ </text:span><text:span text:style-name="T8">testimonials</text:span><text:span text:style-name="T5"> gifts./</text:span></text:p>
      <text:p text:style-name="P6"><text:span text:style-name="T5"/></text:p>
      <text:p text:style-name="P6"><text:span text:style-name="T5">[Page 8]</text:span></text:p>
      <text:p text:style-name="P6"><text:span text:style-name="T5">Now: I have the boldness to declare that in me/ You have such a one. <text:s/>My mind, not fraught/ with wisdom, may often err. <text:s/>My heart, </text:span><text:span text:style-name="T8">impressi-</text:span><text:span text:style-name="T5">/ </text:span><text:span text:style-name="T8">-ble and</text:span><text:span text:style-name="T5"> our sensitive, may mislead my judgment;/ but </text:span><text:span text:style-name="T4">honest</text:span><text:span text:style-name="T5"> are my intentions, </text:span><text:span text:style-name="T4">steadfast</text:span><text:span text:style-name="T5"> is my/ devotion to the cause I have espoused. <text:s/></text:span><text:span text:style-name="T6">¶</text:span><text:span text:style-name="T7"> Self-pause/ is loathsome. <text:s/>I know it full well, and were I making/ my maiden speech in your presence, I would blush/ thus to describe my qualities, but after having given/ to your service my youthful years and the energy </text:span><text:soft-page-break/><text:span text:style-name="T7">of the days/ of glowing enthusiasm for the religion of Sinai which I desired/ to perpetuate through your offspring, I may be/ pardoned for saying that my long abiding in your </text:span><text:span text:style-name="T9">midst</text:span><text:span text:style-name="T7"> country/ in this capacity should win, if not a general appro-/-bation, a respectful consideration. <text:s/>As I, in the/ prosecution of my duty, have ever shown the same regard for/ that while I live with the congregation in whose midst I/ hope to die, I may receive a treatment which will sweeten/ the rest of my existence and infuse into me unabated vi-/-gor even unto the last, when I shall be summoned by the/ great Master to give to Him a</text:span><text:span text:style-name="T9">n</text:span><text:span text:style-name="T7"> strict account of my wor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3:56:51.74</meta:creation-date>
    <meta:document-statistic meta:table-count="0" meta:image-count="0" meta:object-count="0" meta:page-count="5" meta:paragraph-count="80" meta:word-count="1961" meta:character-count="11807"/>
    <dc:date>2013-02-14T15:02:46.44</dc:date>
    <meta:editing-duration>PT4M41S</meta:editing-duration>
    <meta:editing-cycles>1</meta:editing-cycles>
    <meta:generator>OpenOffice.org/3.4.1$Win32 OpenOffice.org_project/341m1$Build-9593</meta:generator>
  </office:meta>
</office:document-meta>
</file>